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Tout d’abord, après avoir suivi le cours<text:s/>sur la programmation orientée objet<text:s/>mon mentor m’a donné un tutoriel d’un jeu utilisant pygame afin de me guider car je ne savais<text:s/>pas comment commencer. Ce jeu était<text:s/>assez<text:s/>complexe<text:s/>mais j’ai peu voir l’étendue des<text:s/>possibilités<text:s/>de la programmation orientée objet, de pygame et comment les classes et les méthodes interagissaient entre elles. <text:s/>Dans ce jeu il<text:s/>y avait également un système de cartes enregistrées dans un fichier<text:s/>comme demandé dans le projet.<text:s/>Cela m’a permit de comprendre le système de boucle,<text:s/>de lecture de fichier map afin de faire une liste de listes avec des constantes correspondantes chacune à une image.</text:p>
      <text:p text:style-name="Normal">Suite à ce tutoriel mon mentor m’a demandé de me renseigner sur<text:s/>le principe du MVC(model, vue, controller) afin d’organiser mes classes correctement(une classe qui gère l’affichage et une classe qui<text:s/>contrôle l’affichage<text:s/>selon le model) .<text:s/>J’avais au départ créé plusieurs classes inutiles (une pour<text:s/>Mcgyver, pour les objets etc..) que j’ai regroupé dans les classes « Game » et « View » selon leur rôle dans le programme.</text:p>
      <text:p text:style-name="Normal">Dans l’instance qui contrôle j’ai<text:s/>mis la fonction avec la boucle<text:s/>« while », la fonction à appeler et qui s’exécute tant que le programme tourne.<text:s/>J’ai<text:s/>d’abord fait la fonction pour lire le fichier map,<text:s/>grâce à des boucles « for » pour chaque ligne et chaque case,<text:s/>aux méthodes « strip » et « split » qui<text:s/>divisent les lignes. On ajoute les cases dans des listes qu’on ajoute dans une grande liste.<text:s/>J’ai eu quelques problèmes au niveau de l’indentation que j’ai réglé en<text:s/>essayant beaucoup de possibilités. J’ai ajouté par la suite aux boucles « for » la méthode « enumerate » afin de récupérer la position de chaque case que j’enregistre dans une variable « pos », cela sera utile pour avoir la position de<text:s/>Mcgyver et du gardien mais aussi faire une liste de positions de cases vides que l’on place en attributs.</text:p>
      <text:p text:style-name="Normal">Ensuite il a fallu faire la fonction pour afficher le niveau<text:s/>selon la liste renvoyer par la fonction qui lie le fichier map<text:s/>dans<text:s/>l’instance qui s’occupe de l’affichage, les images sont lues et converties<text:s/>et la fenêtre est initialisée<text:s/>dans l’initialisation de l’instance,<text:s/>l’image affichée est celle correspondante à la constante enregistrée dans un autre fichier, la position de l’image à afficher est déterminée par le numéro de ligne et le numéro de case.</text:p>
      <text:p text:style-name="Normal">Puis il y a la fonction qui place les objets<text:s/>aléatoirement,<text:s/>grâce à la liste de<text:s/>position des<text:s/>cases vides et à la méthode « random.sample » qui retourne 3 positions aléatoires<text:s/>et qui les place en attributs.<text:s/></text:p>
      <text:p text:style-name="Normal">Pour faire bouger<text:s/>Mcgyver j’avais commencé à faire une nouvelle fonction avec une boucle mais mon mentor m’a montré comment faire en la déplaçant dans<text:s/>la boucle<text:s/>« while » déjà existante, Mcgyver<text:s/>se déplace en modifiant l’index de la ligne et de la case selon les flèches du claviers pressées, puis en réattribuant sa nouvelle position, il ne peut pas se déplacer sur des cases « murs »<text:s/>.<text:s/><text:s/>Son ancienne position est remplacée par une case « sol ». Les objets sont ramassés<text:s/>s’ils<text:s/>ont la même position que<text:s/>Mc gyver, quand ils sont ramassés ils apparaissent dans la bande noire à droite<text:s/>grâce à des fonctions depuis la classe « View », quand les 3 objets sont ramassés ils fusionnent et la seringue apparait.<text:s/>Quand Mcgyver et le garde ont la même position un message de victoire ou de défaite s’affiche selon si<text:s/>Mcgyver a ramassé tous les objets.</text:p>
      <text:p text:style-name="Normal">Puis j’ai séparé<text:s/>mes classes en modules réunis dans un package<text:s/>et importer les classes nécessaires dans chaque fichier.</text:p>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bin dauteuil</meta:initial-creator>
    <dc:creator>robin dauteuil</dc:creator>
    <meta:creation-date>2021-02-05T11:24:00Z</meta:creation-date>
    <dc:date>2021-02-12T15:31:00Z</dc:date>
    <meta:template xlink:href="Normal" xlink:type="simple"/>
    <meta:editing-cycles>3</meta:editing-cycles>
    <meta:editing-duration>PT619620S</meta:editing-duration>
    <meta:document-statistic meta:page-count="2" meta:paragraph-count="7" meta:word-count="543" meta:character-count="3524" meta:row-count="24" meta:non-whitespace-character-count="2988"/>
  </office:meta>
</office:document-meta>
</file>